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80369EC16D497C659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1.27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1.27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1.27cm" fo:margin-right="0cm" fo:margin-top="0cm" fo:margin-bottom="0.635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1.27cm" fo:margin-right="0cm" fo:margin-top="0.423cm" fo:margin-bottom="0.265cm" loext:contextual-spacing="false" fo:orphans="2" fo:widows="2" fo:text-indent="0cm" style:auto-text-indent="false"/>
      <style:text-properties fo:font-variant="normal" fo:text-transform="none" fo:color="#2c2d30" style:font-name="Roboto" fo:font-size="11.25pt" fo:letter-spacing="normal" fo:font-style="normal" fo:font-weight="normal"/>
    </style:style>
    <style:style style:name="P6" style:family="paragraph" style:parent-style-name="Text_20_body">
      <style:paragraph-properties fo:margin-left="1.27cm" fo:margin-right="0cm" fo:margin-top="0.423cm" fo:margin-bottom="0.265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2.064cm" fo:margin-right="0cm" fo:margin-top="0.132cm" fo:margin-bottom="0.635cm" loext:contextual-spacing="false" fo:text-align="end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667b" style:text-line-through-style="none" style:text-line-through-type="none" fo:letter-spacing="normal" style:text-underline-style="none" style:text-blinking="false" fo:background-color="transparent"/>
    </style:style>
    <style:style style:name="P9" style:family="paragraph" style:parent-style-name="Standard">
      <style:paragraph-properties fo:margin-left="1.27cm" fo:margin-right="0cm" fo:margin-top="0cm" fo:margin-bottom="0.635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50667b" style:text-line-through-style="none" style:text-line-through-type="none" style:font-name="Roboto" fo:font-size="9.75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50667b" style:text-line-through-style="none" style:text-line-through-type="none" style:font-name="Roboto" fo:font-size="9.7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50667b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c2d30" style:font-name="Roboto" fo:font-size="11.25pt" fo:letter-spacing="normal" fo:font-style="normal" fo:font-weight="normal"/>
    </style:style>
    <style:style style:name="T5" style:family="text">
      <style:text-properties fo:font-variant="normal" fo:text-transform="none" fo:color="#2c2d30" style:font-name="Roboto" fo:font-size="11.25pt" fo:letter-spacing="normal" fo:font-style="normal" fo:font-weight="bold"/>
    </style:style>
    <style:style style:name="T6" style:family="text">
      <style:text-properties fo:font-variant="normal" fo:text-transform="none" fo:color="#2c2d30" style:font-name="Roboto" fo:font-size="9.7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https://geekbrains.ru/users/2848878" office:target-frame-name="_blank" xlink:show="new" text:style-name="Internet_20_link" text:visited-style-name="Visited_20_Internet_20_Link"><text:span text:style-name="T1">Павел Стаценко</text:span></text:a></text:p>
      <text:p text:style-name="P1"><text:span text:style-name="T4">Коллеги, на вебинаре был вопрос чем отличается BSD Unix от Linux, вот хорошая статья по этой теме - </text:span><text:a xlink:type="simple" xlink:href="https://losst.ru/linux-i-unix-v-chem-raznitsa" office:target-frame-name="_blank" xlink:show="new" text:style-name="Internet_20_link" text:visited-style-name="Visited_20_Internet_20_Link"><text:span text:style-name="T3">https://losst.ru/linux-i-unix-v-chem-raznitsa</text:span></text:a></text:p>
      <text:p text:style-name="P7"><text:a xlink:type="simple" xlink:href="https://geekbrains.ru/lessons/40826" text:style-name="Internet_20_link" text:visited-style-name="Visited_20_Internet_20_Link">Ответить</text:a><text:a xlink:type="simple" xlink:href="https://geekbrains.ru/lessons/40826" text:style-name="Internet_20_link" text:visited-style-name="Visited_20_Internet_20_Link">Спасибо0</text:a><text:span text:style-name="T6">28 мая 2019 в 20:52</text:span></text:p>
      <text:p text:style-name="P8"><draw:a xlink:type="simple" xlink:href="https://geekbrains.ru/users/2848878" office:target-frame-name="_blank" xlink:show="new"><draw:frame draw:style-name="fr1" draw:name="Изображение1" text:anchor-type="as-char" svg:width="0.9cm" svg:height="0.9cm" draw:z-index="0"><draw:image xlink:href="Pictures/100000000000006F00000080369EC16D497C6599.jpg" xlink:type="simple" xlink:show="embed" xlink:actuate="onLoad" loext:mime-type="image/jpeg"/></draw:frame></draw:a></text:p>
      <text:p text:style-name="P4"><text:a xlink:type="simple" xlink:href="https://geekbrains.ru/users/2848878" office:target-frame-name="_blank" xlink:show="new" text:style-name="Internet_20_link" text:visited-style-name="Visited_20_Internet_20_Link"><text:span text:style-name="T1">Павел Стаценко</text:span></text:a></text:p>
      <text:p text:style-name="P1"><text:span text:style-name="T4">Ссылка на сегодняшний вебинар - </text:span><text:a xlink:type="simple" xlink:href="https://geekbrains.zoom.us/j/473761308" office:target-frame-name="_blank" xlink:show="new" text:style-name="Internet_20_link" text:visited-style-name="Visited_20_Internet_20_Link"><text:span text:style-name="T3">https://GeekBrains.zoom.us/j/473761308</text:span></text:a></text:p>
      <text:p text:style-name="P5">Меня здесь спрашивают будем ли мы на курсе ставить Линукс в облаке? Ответ - Да!<text:line-break/>Да, мы будем работать с виртуальной машиной(ВМ) в облаке AWS, на локальной машине нужно будем иметь только терминал типа Putty,WinSCP, MobaXterm и т.п.</text:p>
      <text:list xml:id="list3164030996" text:style-name="L1">
        <text:list-item>
          <text:p text:style-name="P2"><text:span text:style-name="Strong_20_Emphasis"><text:span text:style-name="T5">Ссылка на наш канал по Linux</text:span></text:span><text:span text:style-name="T4"> - </text:span><text:a xlink:type="simple" xlink:href="https://t.me/joinchat/EYEwt00ZHMq2N6qpQFlU6g" office:target-frame-name="_blank" xlink:show="new" text:style-name="Internet_20_link" text:visited-style-name="Visited_20_Internet_20_Link"><text:span text:style-name="T3">https://t.me/joinchat/EYEwt00ZHMq2N6qpQFlU6g</text:span></text:a><text:span text:style-name="T4"> , подключайтесь!</text:span></text:p>
        </text:list-item>
      </text:list>
      <text:p text:style-name="P6"><text:span text:style-name="Strong_20_Emphasis"><text:span text:style-name="T5">И ссылка на документ по частым неполадкам и хитростям работы в Linux</text:span></text:span><text:span text:style-name="T4"> - </text:span><text:a xlink:type="simple" xlink:href="https://docs.google.com/document/d/1ufMz6lXI4PzaO8-yk6tz9CIR05CdIi0OUR2Y0i9ediI/" office:target-frame-name="_blank" xlink:show="new" text:style-name="Internet_20_link" text:visited-style-name="Visited_20_Internet_20_Link"><text:span text:style-name="T3">https://docs.google.com/document/d/1ufMz6lXI4PzaO8-yk6tz9CIR05CdIi0OUR2Y0i9ediI/</text:span></text:a></text:p>
      <text:list xml:id="list569657027" text:style-name="L2">
        <text:list-item>
          <text:p text:style-name="P3"><text:span text:style-name="Strong_20_Emphasis"><text:span text:style-name="T5">Самый распространенный вопрос: как сдавать ДЗ? Опишу в общих чертах.</text:span></text:span><text:span text:style-name="T4"><text:line-break/>Создаете Word-файл, копируйте в него вопрос, а потом пишите решение. Чтобы не писать по шагам все, что вы проделали для решения задачи - можно просто сделать скриншот и его вставить в Word-файл. Если файлов несколько, то сложите их в архив и посылайте в виде архива. Желательно подписывайте имя посланного файла вашим именем, чтобы преподавателю было легче отличать ДЗ. Далее в разделе домашнее задание прикрепляете файл и ДЗ уходит на проверку преподавателя. Сдавайте ДЗ до указанного срока.</text:span></text:p>
        </text:list-item>
        <text:list-item>
          <text:p text:style-name="P3"><text:span text:style-name="Strong_20_Emphasis"><text:span text:style-name="T5">Другой популярный вопрос: какие книги, как дополнительный материал к курсам, Вы можете посоветовать для изучения?</text:span></text:span><text:span text:style-name="T4">вот тут много хорошего можно найти - </text:span><text:a xlink:type="simple" xlink:href="https://scanlibs.com/?s=linux&amp;submit=Search" office:target-frame-name="_blank" xlink:show="new" text:style-name="Internet_20_link" text:visited-style-name="Visited_20_Internet_20_Link"><text:span text:style-name="T3">https://scanlibs.com/?s=linux&amp;submit=Search</text:span></text:a><text:span text:style-name="T4">, например вот это - </text:span><text:a xlink:type="simple" xlink:href="https://scanlibs.com/vnutrennee-ustroystvo-linux/" office:target-frame-name="_blank" xlink:show="new" text:style-name="Internet_20_link" text:visited-style-name="Visited_20_Internet_20_Link"><text:span text:style-name="T3">https://scanlibs.com/vnutrennee-ustroystvo-linux/</text:span></text:a><text:span text:style-name="T4"> и </text:span><text:a xlink:type="simple" xlink:href="https://scanlibs.com/unix-i-linux-rukovodstvo-sistemnogo-administratora/" office:target-frame-name="_blank" xlink:show="new" text:style-name="Internet_20_link" text:visited-style-name="Visited_20_Internet_20_Link"><text:span text:style-name="T3">https://scanlibs.com/unix-i-linux-rukovodstvo-sistemnogo-administratora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7-11T21:58:14.601000000</dc:date>
    <meta:editing-duration>PT7S</meta:editing-duration>
    <meta:editing-cycles>1</meta:editing-cycles>
    <meta:document-statistic meta:table-count="0" meta:image-count="1" meta:object-count="0" meta:page-count="1" meta:paragraph-count="11" meta:word-count="214" meta:character-count="1654" meta:non-whitespace-character-count="1453"/>
  </office:meta>
</office:document-meta>
</file>